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, Eu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lectronic parts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[.D2]*1.6*1.6"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Electronic assembly</text:p>
          </table:table-cell>
          <table:table-cell table:number-columns-repeated="3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Antenna</text:p>
          </table:table-cell>
          <table:table-cell table:number-columns-repeated="3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Battery holder</text:p>
          </table:table-cell>
          <table:table-cell table:number-columns-repeated="3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Case</text:p>
          </table:table-cell>
          <table:table-cell table:number-columns-repeated="3" office:value-type="float" office:value="8.45" calcext:value-type="float">
            <text:p>8.45</text:p>
          </table:table-cell>
          <table:table-cell/>
        </table:table-row>
        <table:table-row table:style-name="ro1">
          <table:table-cell office:value-type="string" calcext:value-type="string">
            <text:p>Cable gland</text:p>
          </table:table-cell>
          <table:table-cell table:number-columns-repeated="3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Fixing part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d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ws, etc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16.34" calcext:value-type="float">
            <text:p>16.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])" office:value-type="float" office:value="64.09" calcext:value-type="float">
            <text:p>64.09</text:p>
          </table:table-cell>
          <table:table-cell table:style-name="Default" table:formula="of:=SUM([.C2:.C14])" office:value-type="float" office:value="48.55" calcext:value-type="float">
            <text:p>48.55</text:p>
          </table:table-cell>
          <table:table-cell table:style-name="Default" table:formula="of:=SUM([.D2:.D14])" office:value-type="float" office:value="32.55" calcext:value-type="float">
            <text:p>32.55</text:p>
          </table:table-cell>
          <table:table-cell/>
        </table:table-row>
        <table:table-row table:style-name="ro1">
          <table:table-cell office:value-type="string" calcext:value-type="string">
            <text:p>+60% markup</text:p>
          </table:table-cell>
          <table:table-cell table:formula="of:=[.B15]*0.6" office:value-type="float" office:value="38.454" calcext:value-type="float">
            <text:p>38.454</text:p>
          </table:table-cell>
          <table:table-cell table:formula="of:=[.C15]*0.6" office:value-type="float" office:value="29.13" calcext:value-type="float">
            <text:p>29.13</text:p>
          </table:table-cell>
          <table:table-cell table:formula="of:=[.D15]*0.6" office:value-type="float" office:value="19.53" calcext:value-type="float">
            <text:p>19.53</text:p>
          </table:table-cell>
          <table:table-cell/>
        </table:table-row>
        <table:table-row table:style-name="ro1">
          <table:table-cell table:style-name="ce1" office:value-type="string" calcext:value-type="string">
            <text:p>Sale price</text:p>
          </table:table-cell>
          <table:table-cell table:style-name="ce1" table:formula="of:=[.B16]+[.B15]" office:value-type="float" office:value="102.544" calcext:value-type="float">
            <text:p>102.544</text:p>
          </table:table-cell>
          <table:table-cell table:style-name="ce1" table:formula="of:=[.C16]+[.C15]" office:value-type="float" office:value="77.68" calcext:value-type="float">
            <text:p>77.68</text:p>
          </table:table-cell>
          <table:table-cell table:style-name="ce3" table:formula="of:=[.D16]+[.D15]" office:value-type="float" office:value="52.08" calcext:value-type="float">
            <text:p>52.08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4" table:formula="of:=[.D17]*1.6" office:value-type="float" office:value="83.328" calcext:value-type="float">
            <text:p>83.3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9:45:53.062803697</meta:creation-date>
    <dc:date>2019-09-21T20:13:41.125950689</dc:date>
    <meta:editing-duration>PT16M17S</meta:editing-duration>
    <meta:editing-cycles>2</meta:editing-cycles>
    <meta:generator>LibreOffice/6.0.7.3$Linux_X86_64 LibreOffice_project/00m0$Build-3</meta:generator>
    <meta:document-statistic meta:table-count="1" meta:cell-count="58" meta:object-count="0"/>
  </office:meta>
</office:document-meta>
</file>